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Endnote">
      <style:paragraph-properties fo:margin-left="0cm" fo:margin-right="0cm" fo:text-indent="0cm" style:auto-text-indent="false"/>
      <style:text-properties officeooo:rsid="0010969d" officeooo:paragraph-rsid="0010969d"/>
    </style:style>
    <style:style style:name="P2" style:family="paragraph" style:parent-style-name="Endnote">
      <style:paragraph-properties fo:margin-left="0cm" fo:margin-right="0cm" fo:text-indent="0cm" style:auto-text-indent="false"/>
      <style:text-properties fo:font-size="11pt" officeooo:rsid="0010969d" officeooo:paragraph-rsid="0010969d" style:font-size-asian="11pt" style:font-size-complex="11pt"/>
    </style:style>
    <style:style style:name="P3" style:family="paragraph" style:parent-style-name="Endnote">
      <style:paragraph-properties fo:margin-left="0cm" fo:margin-right="0cm" fo:text-indent="0cm" style:auto-text-indent="false"/>
      <style:text-properties fo:font-size="14pt" fo:font-weight="bold" officeooo:rsid="0012794c" officeooo:paragraph-rsid="0012794c" style:font-size-asian="14pt" style:font-weight-asian="bold" style:font-size-complex="14pt" style:font-weight-complex="bold"/>
    </style:style>
    <style:style style:name="P4" style:family="paragraph" style:parent-style-name="Endnote">
      <style:paragraph-properties fo:margin-left="0cm" fo:margin-right="0cm" fo:text-indent="0cm" style:auto-text-indent="false"/>
      <style:text-properties fo:font-size="14pt" fo:font-weight="bold" officeooo:rsid="0015424b" officeooo:paragraph-rsid="0015424b" style:font-size-asian="14pt" style:font-weight-asian="bold" style:font-size-complex="14pt" style:font-weight-complex="bold"/>
    </style:style>
    <style:style style:name="P5" style:family="paragraph" style:parent-style-name="Endnote">
      <style:paragraph-properties fo:margin-left="0cm" fo:margin-right="0cm" fo:text-indent="0cm" style:auto-text-indent="false"/>
      <style:text-properties fo:font-size="14pt" fo:font-weight="normal" officeooo:rsid="0015424b" officeooo:paragraph-rsid="0015424b" style:font-size-asian="14pt" style:font-weight-asian="normal" style:font-size-complex="14pt" style:font-weight-complex="normal"/>
    </style:style>
    <style:style style:name="P6" style:family="paragraph" style:parent-style-name="Heading_20_4">
      <style:paragraph-properties fo:margin-left="0cm" fo:margin-right="0cm" fo:text-indent="0cm" style:auto-text-indent="false"/>
      <style:text-properties fo:font-weight="normal" officeooo:rsid="0010969d" officeooo:paragraph-rsid="0010969d" style:font-weight-asian="normal" style:font-weight-complex="normal"/>
    </style:style>
    <style:style style:name="P7" style:family="paragraph" style:parent-style-name="Heading_20_4">
      <style:paragraph-properties fo:margin-left="0cm" fo:margin-right="0cm" fo:text-indent="0cm" style:auto-text-indent="false"/>
      <style:text-properties fo:font-size="14pt" fo:font-weight="normal" officeooo:rsid="0010969d" officeooo:paragraph-rsid="0015424b" style:font-size-asian="14pt" style:font-weight-asian="normal" style:font-size-complex="14pt" style:font-weight-complex="normal"/>
    </style:style>
    <style:style style:name="P8" style:family="paragraph" style:parent-style-name="Heading_20_4">
      <style:paragraph-properties fo:margin-left="0cm" fo:margin-right="0cm" fo:text-indent="0cm" style:auto-text-indent="false"/>
      <style:text-properties fo:font-size="14pt" fo:font-weight="normal" officeooo:rsid="0015424b" officeooo:paragraph-rsid="0016ed33" style:font-size-asian="14pt" style:font-weight-asian="normal" style:font-size-complex="14pt" style:font-weight-complex="normal"/>
    </style:style>
    <style:style style:name="P9" style:family="paragraph" style:parent-style-name="Preformatted_20_Text">
      <style:paragraph-properties fo:margin-top="0cm" fo:margin-bottom="0.499cm" style:contextual-spacing="false"/>
    </style:style>
    <style:style style:name="P10" style:family="paragraph" style:parent-style-name="Preformatted_20_Text">
      <style:text-properties officeooo:paragraph-rsid="000e7b38"/>
    </style:style>
    <style:style style:name="P11" style:family="paragraph" style:parent-style-name="Standard">
      <style:text-properties officeooo:paragraph-rsid="000e7b38"/>
    </style:style>
    <style:style style:name="P12" style:family="paragraph" style:parent-style-name="Standard">
      <style:text-properties fo:font-weight="bold" officeooo:paragraph-rsid="000e7b38" style:font-weight-asian="bold" style:font-weight-complex="bold"/>
    </style:style>
    <style:style style:name="P13" style:family="paragraph" style:parent-style-name="Standard">
      <style:text-properties fo:font-weight="bold" officeooo:rsid="000e7b38" officeooo:paragraph-rsid="000e7b38" style:font-weight-asian="bold" style:font-weight-complex="bold"/>
    </style:style>
    <style:style style:name="P14" style:family="paragraph" style:parent-style-name="Standard">
      <style:text-properties officeooo:rsid="000e7b38" officeooo:paragraph-rsid="000e7b38"/>
    </style:style>
    <style:style style:name="P15" style:family="paragraph" style:parent-style-name="Standard">
      <style:text-properties fo:font-weight="normal" officeooo:rsid="000e7b38" officeooo:paragraph-rsid="000e7b38" style:font-weight-asian="normal" style:font-weight-complex="normal"/>
    </style:style>
    <style:style style:name="P16" style:family="paragraph" style:parent-style-name="Text_20_body">
      <style:paragraph-properties fo:margin-left="0.265cm" fo:margin-right="0cm" fo:margin-top="0cm" fo:margin-bottom="0.265cm" style:contextual-spacing="false" fo:text-indent="0cm" style:auto-text-indent="false"/>
      <style:text-properties loext:padding-left="0.529cm" loext:padding-right="0.049cm" loext:padding-top="0.049cm" loext:padding-bottom="0.049cm" loext:border="0.06pt solid #990000"/>
    </style:style>
    <style:style style:name="P17" style:family="paragraph" style:parent-style-name="Text_20_body">
      <style:paragraph-properties fo:margin-top="0cm" fo:margin-bottom="0.265cm" style:contextual-spacing="false"/>
      <style:text-properties loext:padding-left="0.529cm" loext:padding-right="0.049cm" loext:padding-top="0.049cm" loext:padding-bottom="0.049cm" loext:border="0.06pt solid #990000"/>
    </style:style>
    <style:style style:name="P18" style:family="paragraph" style:parent-style-name="Text_20_body">
      <style:paragraph-properties fo:margin-left="0.265cm" fo:margin-right="0cm" fo:margin-top="0cm" fo:margin-bottom="0.265cm" style:contextual-spacing="false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10969d" officeooo:paragraph-rsid="0010969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size="14pt" fo:font-weight="normal" officeooo:rsid="0010969d" officeooo:paragraph-rsid="0015424b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size="14pt" fo:font-weight="normal" officeooo:rsid="0015424b" officeooo:paragraph-rsid="0015424b" style:font-size-asian="14pt" style:font-weight-asian="normal" style:font-size-complex="14pt" style:font-weight-complex="normal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-1cm" style:auto-text-indent="false" style:page-number="auto" fo:background-color="transparent"/>
      <style:text-properties fo:font-size="14pt" fo:font-weight="normal" officeooo:rsid="0016ed33" officeooo:paragraph-rsid="0016ed33" style:font-size-asian="14pt" style:font-weight-asian="normal" style:font-size-complex="14pt" style:font-weight-complex="normal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-1cm" style:auto-text-indent="false" fo:background-color="transparent"/>
      <style:text-properties fo:font-size="14pt" fo:font-weight="normal" officeooo:rsid="0016ed33" officeooo:paragraph-rsid="0016ed33" style:font-size-asian="14pt" style:font-weight-asian="normal" style:font-size-complex="14pt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-1cm" style:auto-text-indent="false" fo:break-before="page" fo:background-color="transparent"/>
      <style:text-properties fo:font-size="14pt" fo:font-weight="normal" officeooo:rsid="0016ed33" officeooo:paragraph-rsid="0016ed33" style:font-size-asian="14pt" style:font-weight-asian="normal" style:font-size-complex="14pt" style:font-weight-complex="normal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-1cm" style:auto-text-indent="false" fo:background-color="transparent"/>
      <style:text-properties officeooo:paragraph-rsid="0016ed33"/>
    </style:style>
    <style:style style:name="T1" style:family="text">
      <style:text-properties officeooo:rsid="000e7b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b38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officeooo:rsid="0016ed33" style:font-size-asian="14pt" style:font-weight-asian="normal" style:font-size-complex="14pt" style:font-weight-complex="normal"/>
    </style:style>
    <style:style style:name="T6" style:family="text">
      <style:text-properties loext:padding-left="0.529cm" loext:padding-right="0.049cm" loext:padding-top="0.049cm" loext:padding-bottom="0.049cm" loext:border="0.06pt solid #990000"/>
    </style:style>
    <style:style style:name="T7" style:family="text">
      <style:text-properties officeooo:rsid="0016ed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1. Side dashboard not displaying properly</text:span></text:p>
      <text:p text:style-name="P11"/>
      <text:p text:style-name="P11"><text:s text:c="6"/>A PHP Error was encountered</text:p>
      <text:p text:style-name="Standard"/>
      <text:p text:style-name="Standard"><text:s text:c="7"/>Severity: Warning</text:p>
      <text:p text:style-name="Standard"/>
      <text:p text:style-name="Standard"><text:s text:c="6"/>Message: Undefined array key "url"</text:p>
      <text:p text:style-name="Standard"/>
      <text:p text:style-name="Standard"><text:s text:c="6"/>Filename: includes/left_menu.php</text:p>
      <text:p text:style-name="Standard"/>
      <text:p text:style-name="Standard"><text:s text:c="6"/>Line Number: 33</text:p>
      <text:p text:style-name="Standard"/>
      <text:p text:style-name="Standard"><text:s text:c="6"/>Backtrace:</text:p>
      <text:p text:style-name="Standard"/>
      <text:p text:style-name="Standard"><text:s text:c="6"/>File: /var/www/demoERP/application/views/includes/left_menu.php</text:p>
      <text:p text:style-name="Standard"><text:s text:c="6"/>Line: 33</text:p>
      <text:p text:style-name="Standard"><text:s text:c="6"/>Function: _error_handler</text:p>
      <text:p text:style-name="P11"><text:span text:style-name="T3"/></text:p>
      <text:p text:style-name="P11"><text:span text:style-name="T3"><text:s/>Modifications</text:span><text:span text:style-name="T1">:</text:span></text:p>
      <text:p text:style-name="P14"/>
      <text:p text:style-name="P11">$menu_url = isset($main_menu['is_custom_menu_item']) &amp;&amp; isset($main_menu['url']) ? $main_menu['url'] : get_uri($main_menu['url']); </text:p>
      <text:p text:style-name="P11"/>
      <text:p text:style-name="P11">$url = isset($main_menu['url']) ? (isset($main_menu['is_custom_menu_item']) ? $main_menu['url'] : get_uri($main_menu['url'])) : '#'; </text:p>
      <text:p text:style-name="Standard"/>
      <text:p text:style-name="P13"/>
      <text:p text:style-name="P13"/>
      <text:p text:style-name="P13">2. Timeline Module</text:p>
      <text:p text:style-name="P15"/>
      <text:p text:style-name="P15">Severity: Warning Message: Undefined variable $is_admin Filename: models/Users_model.php Line Number: 103 </text:p>
      <text:p text:style-name="P15">Backtrace: File: /var/www/demoERP/application/models/Users_model.php Line: 103 Function: _error_handler rectify the error and provide a updated code</text:p>
      <text:p text:style-name="P13"/>
      <text:p text:style-name="P13"/>
      <text:p text:style-name="P11"><text:span text:style-name="T3">Modifications:</text:span></text:p>
      <text:p text:style-name="P11"><text:span text:style-name="Source_20_Text"><text:span text:style-name="T3"/></text:span></text:p>
      <text:p text:style-name="P10"><text:span text:style-name="Source_20_Text">if ($is_admin) {</text:span></text:p>
      <text:p text:style-name="P10"><text:span text:style-name="Source_20_Text"><text:span text:style-name="T3"><text:s text:c="4"/></text:span></text:span><text:span text:style-name="Source_20_Text"><text:span text:style-name="T3"><text:note text:id="ftn0" text:note-class="endnote"><text:note-citation>i</text:note-citation><text:note-body><text:p text:style-name="P1"/><text:p text:style-name="P4">3.<text:span text:style-name="T7">Events:</text:span></text:p><text:h text:style-name="P8" text:outline-level="4">A PHP Error was encountered</text:h><text:h text:style-name="P8" text:outline-level="4">Severity: Warning</text:h><text:p text:style-name="P21">Message: Undefined variable $vendor</text:p><text:p text:style-name="P21">Filename: events/index.php</text:p><text:p text:style-name="P21">Line Number: 25</text:p><text:p text:style-name="P21">Backtrace:</text:p><text:p text:style-name="P21">File: /var/www/demoERP/application/views/events/index.php</text:p><text:p text:style-name="P21">Line: 25</text:p><text:p text:style-name="P21">Function: _error_handler</text:p><text:p text:style-name="P21">File: /var/www/demoERP/application/views/layout/index.php</text:p><text:p text:style-name="P21">Line: 31</text:p><text:p text:style-name="P21">Function: view</text:p><text:p text:style-name="P21">File: /var/www/demoERP/application/libraries/Template.php</text:p><text:p text:style-name="P21">Line: 20</text:p><text:p text:style-name="P21">Function: view</text:p><text:p text:style-name="P21">File: /var/www/demoERP/application/controllers/Events.php</text:p><text:p text:style-name="P21">Line: 17</text:p><text:p text:style-name="P21">Function: rander</text:p><text:p text:style-name="P21">File: /var/www/demoERP/index.php</text:p><text:p text:style-name="P21">Line: 292</text:p><text:p text:style-name="P21">Function: require_once</text:p><text:p text:style-name="P22"><text:span text:style-name="T2"><text:s text:c="7"/>Modifications </text:span>:</text:p><text:p text:style-name="P25"><text:span text:style-name="T5"><text:s text:c="14"/></text:span><text:span text:style-name="Source_20_Text">$vendor = "";</text:span></text:p><text:p text:style-name="P23"/><text:p text:style-name="P24"/></text:note-body></text:note></text:span></text:span><text:span text:style-name="Source_20_Text"><text:span text:style-name="T3">$where .= " AND $users_table.is_admin != $is_admin";</text:span></text:span></text:p>
      <text:p text:style-name="P11"><text:span text:style-name="Source_20_Text"><text:span text:style-name="T3"/></text:span></text:p>
      <text:p text:style-name="P11"><text:span text:style-name="Source_20_Text"><text:span text:style-name="T3"/></text:span></text:p>
      <text:p text:style-name="P11"><text:span text:style-name="Source_20_Text">$is_admin = isset($options['is_admin']) ? $options['is_admin'] : null;</text:span></text:p>
      <text:p text:style-name="Preformatted_20_Text"/>
      <text:p text:style-name="Preformatted_20_Text"><text:span text:style-name="Source_20_Text"><text:s text:c="4"/>// Check $is_admin after defining it</text:span></text:p>
      <text:p text:style-name="Preformatted_20_Text"><text:span text:style-name="Source_20_Text"><text:s text:c="4"/>if ($is_admin) {</text:span></text:p>
      <text:p text:style-name="Preformatted_20_Text"><text:span text:style-name="Source_20_Text"><text:s text:c="8"/>$where .= " AND $users_table.is_admin != $is_admin";</text:span></text:p>
      <text:p text:style-name="P9"><text:span text:style-name="Source_20_Text"><text:s text:c="4"/>}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1:10:16.719952930</meta:creation-date>
    <dc:date>2024-05-28T15:38:26.815068622</dc:date>
    <meta:editing-duration>PT20M12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168" meta:character-count="1738" meta:non-whitespace-character-count="1514"/>
  </office:meta>
</office:document-meta>
</file>